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0fc" officeooo:paragraph-rsid="001ae0fc"/>
    </style:style>
    <style:style style:name="P2" style:family="paragraph" style:parent-style-name="Standard" style:list-style-name="L1">
      <style:text-properties officeooo:rsid="001ae0fc" officeooo:paragraph-rsid="001ae0fc"/>
    </style:style>
    <style:style style:name="P3" style:family="paragraph" style:parent-style-name="Standard" style:list-style-name="L1">
      <style:text-properties officeooo:rsid="001ae0fc" officeooo:paragraph-rsid="001dbc0c"/>
    </style:style>
    <style:style style:name="P4" style:family="paragraph" style:parent-style-name="Standard">
      <style:text-properties officeooo:rsid="001ae0fc" officeooo:paragraph-rsid="001dbc0c"/>
    </style:style>
    <style:style style:name="P5" style:family="paragraph" style:parent-style-name="Standard" style:list-style-name="L1">
      <style:text-properties officeooo:paragraph-rsid="001ae0fc"/>
    </style:style>
    <style:style style:name="P6" style:family="paragraph" style:parent-style-name="Standard" style:list-style-name="L1">
      <style:text-properties officeooo:paragraph-rsid="001dbc0c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ae0fc" officeooo:paragraph-rsid="001ae0fc" style:font-weight-asian="bold" style:font-weight-complex="bold"/>
    </style:style>
    <style:style style:name="T1" style:family="text">
      <style:text-properties officeooo:rsid="001ae0fc"/>
    </style:style>
    <style:style style:name="T2" style:family="text">
      <style:text-properties officeooo:rsid="001bf06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13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jercicios <text:span text:style-name="T4">propuestos </text:span>de Processing</text:p>
      <text:p text:style-name="P1"/>
      <text:p text:style-name="P4"><text:span text:style-name="T3">Ejercicio 1</text:span>. Realizar un programa que dibuje un escenario de tamaño 500x400, de color de fondo verde puro, además hay que dibujar:</text:p>
      <text:list xml:id="list2186857041246066681" text:style-name="L1">
        <text:list-item>
          <text:p text:style-name="P6"><text:span text:style-name="T1">Una línea de color rojo puro, grosor 5 que vaya desde el centro hasta la esquina inferior derecha.</text:span></text:p>
        </text:list-item>
        <text:list-item>
          <text:p text:style-name="P6"><text:span text:style-name="T1">Un cuadrado, de color de borde rojo puro y relleno azul puro, cuya esquina superior izquierda está en la esquina superior izquierda del escenario y tiene tamaño de lado 80.</text:span></text:p>
        </text:list-item>
        <text:list-item>
          <text:p text:style-name="P3">Un circulo de color de borde amarillo (el que quieras), y color de relleno verde puro, cuyo centro se encuentra en el centro del escenario y de radio 100.</text:p>
        </text:list-item>
      </text:list>
      <text:p text:style-name="P4"><text:span text:style-name="T3">Ejercicio 2</text:span>. <text:span text:style-name="T2">Dibujar un escenario de 400x400. Hacer que una pelota de diámetro 40 se mueva desde el punto más alto centrado del escenario hasta el punto más bajo centrado del escenario y rebote indefinidamente. Ninguna parte de la pelota puede salir del escenario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9:41:06.653796290</meta:creation-date>
    <dc:date>2018-02-25T20:07:21.237401639</dc:date>
    <meta:editing-duration>PT9M2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50" meta:character-count="856" meta:non-whitespace-character-count="715"/>
  </office:meta>
</office:document-meta>
</file>